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1.221cm" fo:min-width="5.462cm"/>
    </style:style>
    <style:style style:name="gr2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1.221cm" fo:min-width="5.462cm"/>
    </style:style>
    <style:style style:name="gr3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1.224cm" fo:min-width="5.462cm"/>
    </style:style>
    <style:style style:name="gr4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1.221cm" fo:min-width="5.462cm"/>
    </style:style>
    <style:style style:name="gr5" style:family="graphic" style:parent-style-name="standard">
      <style:graphic-properties draw:stroke="none" draw:fill-color="#00a0fc" draw:textarea-horizontal-align="justify" draw:textarea-vertical-align="middle" draw:auto-grow-height="false" fo:min-height="1.367cm" fo:min-width="6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3caff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ffd320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c5000b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579d1c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00a0fc"/>
      <style:paragraph-properties fo:text-align="center"/>
      <style:text-properties fo:color="#ffffff" style:font-name="Hack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Hack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ack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style:font-name="Hack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12cm" svg:height="1.629cm" svg:x="0.544cm" svg:y="5.398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12cm" svg:height="1.629cm" svg:x="0.544cm" svg:y="3.633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12cm" svg:height="1.632cm" svg:x="0.544cm" svg:y="1.865cm">
          <text:p text:style-name="P1"><text:span text:style-name="T2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12cm" svg:height="1.629cm" svg:x="0.544cm" svg:y="0.1cm">
          <text:p text:style-name="P1"><text:span text:style-name="T2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8cm" svg:height="1.617cm" svg:x="0cm" svg:y="7.163cm">
          <text:p text:style-name="P1"><text:span text:style-name="T3">physique</text:span></text:p>
          <draw:enhanced-geometry svg:viewBox="0 0 21600 21600" draw:mirror-horizontal="true" draw:text-areas="0 0 21600 21600" draw:type="chevron" draw:modifiers="18589.14865460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04-06T19:29:07.746493710</dc:date>
    <meta:editing-duration>PT14H27M57S</meta:editing-duration>
    <meta:editing-cycles>61</meta:editing-cycles>
    <meta:generator>LibreOffice/6.0.2.1.0$Linux_X86_64 LibreOffice_project/00m0$Build-1</meta:generator>
    <dc:creator>Philippe Latu</dc:creator>
    <meta:document-statistic meta:object-count="5"/>
  </office:meta>
</office:document-meta>
</file>